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style:line-height-at-least="0.353cm" fo:text-align="center"/>
      <style:text-properties fo:color="#ffffff" fo:font-family="'Bauhaus 93'" style:font-pitch="variable" fo:font-size="44pt" style:letter-kerning="true" style:font-family-asian="'American Typewriter'" style:font-family-generic-asian="modern" style:font-pitch-asian="variable" style:font-size-asian="44pt" style:font-family-complex="'American Typewriter'" style:font-family-generic-complex="modern" style:font-pitch-complex="variable"/>
    </style:style>
    <style:style style:name="P2" style:family="paragraph">
      <style:paragraph-properties style:line-height-at-least="0.353cm" fo:text-align="center"/>
      <style:text-properties fo:color="#ffffff" fo:font-family="'Bauhaus 93'" style:font-pitch="variable" fo:font-size="44pt" style:letter-kerning="true" style:font-family-asian="'American Typewriter'" style:font-family-generic-asian="modern" style:font-pitch-asian="variable" style:font-size-asian="44pt" style:font-family-complex="'American Typewriter'" style:font-family-generic-complex="modern" style:font-pitch-complex="variable" style:font-size-complex="18pt"/>
    </style:style>
    <style:style style:name="T1" style:family="text">
      <style:text-properties fo:color="#6666ff" style:text-outline="false" style:text-line-through-style="none" fo:font-family="'Bauhaus 93'" style:font-pitch="variable" fo:font-size="44pt" fo:font-style="normal" fo:text-shadow="none" style:text-underline-style="none" fo:font-weight="normal" style:letter-kerning="true" style:font-family-asian="'American Typewriter'" style:font-family-generic-asian="modern" style:font-pitch-asian="variable" style:font-size-asian="44pt" style:font-style-asian="normal" style:font-weight-asian="normal" style:font-family-complex="'American Typewriter'" style:font-family-generic-complex="moder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9900" style:text-outline="false" style:text-line-through-style="none" fo:font-family="'Bauhaus 93'" style:font-pitch="variable" fo:font-size="44pt" fo:font-style="normal" fo:text-shadow="none" style:text-underline-style="none" fo:font-weight="normal" style:letter-kerning="true" style:font-family-asian="'American Typewriter'" style:font-family-generic-asian="modern" style:font-pitch-asian="variable" style:font-size-asian="44pt" style:font-style-asian="normal" style:font-weight-asian="normal" style:font-family-complex="'American Typewriter'" style:font-family-generic-complex="moder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206cm" svg:height="2.008cm" svg:x="0.051cm" svg:y="0.051cm">
          <draw:text-box>
            <text:p text:style-name="P1"><text:span text:style-name="T1">J</text:span><text:span text:style-name="T2">db</text:span><text:span text:style-name="T1">δ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.318cm" fo:page-height="2.13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duardo Marques</meta:initial-creator>
    <meta:creation-date>2016-04-09T10:27:25</meta:creation-date>
    <dc:date>2016-04-09T10:31:09</dc:date>
    <dc:creator>Eduardo Marques</dc:creator>
    <meta:editing-duration>PT3M44S</meta:editing-duration>
    <meta:editing-cycles>1</meta:editing-cycles>
    <meta:document-statistic meta:object-count="1"/>
    <meta:generator>OpenOffice/4.1.1$Unix OpenOffice.org_project/411m6$Build-9775</meta:generator>
  </office:meta>
</office:document-meta>
</file>